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AdvEURO" svg:font-family="AdvEURO" style:font-family-generic="roman" style:font-pitch="variable"/>
    <style:font-face style:name="AdvOTf9433e2d" svg:font-family="AdvOTf9433e2d" style:font-family-generic="roman" style:font-pitch="variable"/>
    <style:font-face style:name="AdvP4C4E59" svg:font-family="AdvP4C4E59" style:font-family-generic="roman" style:font-pitch="variable"/>
    <style:font-face style:name="AdvP4C4E74" svg:font-family="AdvP4C4E74" style:font-family-generic="roman" style:font-pitch="variable"/>
    <style:font-face style:name="AdvPSMP10" svg:font-family="AdvPSMP10" style:font-family-generic="roman" style:font-pitch="variable"/>
    <style:font-face style:name="CMMI12" svg:font-family="CMMI12" style:font-family-generic="roman" style:font-pitch="variable"/>
    <style:font-face style:name="LMRoman12-Regular-Identity-H" svg:font-family="LMRoman12-Regular-Identity-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font-name="LMRoman12-Regular-Identity-H" fo:font-size="12pt" style:font-size-asian="12pt"/>
    </style:style>
    <style:style style:name="P3" style:family="paragraph" style:parent-style-name="Standard">
      <style:text-properties style:font-name="LMRoman12-Regular-Identity-H" fo:font-size="12pt" officeooo:rsid="001c5f37" officeooo:paragraph-rsid="001c5f37" style:font-size-asian="12pt"/>
    </style:style>
    <style:style style:name="P4" style:family="paragraph" style:parent-style-name="Standard">
      <style:text-properties officeooo:paragraph-rsid="0030037c"/>
    </style:style>
    <style:style style:name="P5" style:family="paragraph" style:parent-style-name="Standard">
      <style:text-properties officeooo:rsid="001aa1dc" officeooo:paragraph-rsid="001aa1dc"/>
    </style:style>
    <style:style style:name="P6" style:family="paragraph" style:parent-style-name="Text_20_body">
      <style:text-properties officeooo:rsid="001a9201" officeooo:paragraph-rsid="001a9201"/>
    </style:style>
    <style:style style:name="P7" style:family="paragraph" style:parent-style-name="Text_20_body">
      <style:text-properties officeooo:rsid="001aa1dc" officeooo:paragraph-rsid="001aa1dc"/>
    </style:style>
    <style:style style:name="P8" style:family="paragraph" style:parent-style-name="Text_20_body">
      <style:text-properties officeooo:rsid="001aa1dc" officeooo:paragraph-rsid="001ab78f"/>
    </style:style>
    <style:style style:name="P9" style:family="paragraph" style:parent-style-name="Text_20_body">
      <style:text-properties officeooo:paragraph-rsid="001ab78f"/>
    </style:style>
    <style:style style:name="P10" style:family="paragraph" style:parent-style-name="Text_20_body">
      <style:text-properties officeooo:rsid="001c559e" officeooo:paragraph-rsid="001c559e"/>
    </style:style>
    <style:style style:name="P11" style:family="paragraph" style:parent-style-name="Text_20_body">
      <style:text-properties officeooo:rsid="001c5f37" officeooo:paragraph-rsid="001c5f37"/>
    </style:style>
    <style:style style:name="P12" style:family="paragraph" style:parent-style-name="Text_20_body">
      <style:text-properties officeooo:rsid="001e05d1" officeooo:paragraph-rsid="001e05d1"/>
    </style:style>
    <style:style style:name="P13" style:family="paragraph" style:parent-style-name="Text_20_body">
      <style:text-properties officeooo:paragraph-rsid="001e05d1"/>
    </style:style>
    <style:style style:name="P14" style:family="paragraph" style:parent-style-name="Text_20_body">
      <style:text-properties officeooo:rsid="002038cc" officeooo:paragraph-rsid="002038cc"/>
    </style:style>
    <style:style style:name="P15" style:family="paragraph" style:parent-style-name="Text_20_body">
      <style:text-properties officeooo:rsid="0020dd1c" officeooo:paragraph-rsid="0020dd1c"/>
    </style:style>
    <style:style style:name="P16" style:family="paragraph" style:parent-style-name="Text_20_body">
      <style:text-properties officeooo:rsid="00235389" officeooo:paragraph-rsid="00235389"/>
    </style:style>
    <style:style style:name="P17" style:family="paragraph" style:parent-style-name="Text_20_body">
      <style:text-properties officeooo:paragraph-rsid="00251cd4"/>
    </style:style>
    <style:style style:name="P18" style:family="paragraph" style:parent-style-name="Text_20_body">
      <style:text-properties officeooo:rsid="0025ef95" officeooo:paragraph-rsid="0025ef95"/>
    </style:style>
    <style:style style:name="P19" style:family="paragraph" style:parent-style-name="Text_20_body">
      <style:text-properties officeooo:rsid="002b9ae1" officeooo:paragraph-rsid="002b9ae1"/>
    </style:style>
    <style:style style:name="P20" style:family="paragraph" style:parent-style-name="Text_20_body">
      <style:text-properties officeooo:rsid="002d6fd4" officeooo:paragraph-rsid="002d6fd4"/>
    </style:style>
    <style:style style:name="P21" style:family="paragraph" style:parent-style-name="Text_20_body">
      <style:text-properties officeooo:rsid="002f52aa" officeooo:paragraph-rsid="002f52aa"/>
    </style:style>
    <style:style style:name="P22" style:family="paragraph" style:parent-style-name="Text_20_body">
      <style:text-properties style:font-name="LMRoman12-Regular-Identity-H" fo:font-size="12pt" officeooo:rsid="001aa1dc" officeooo:paragraph-rsid="00235389" style:font-size-asian="12pt"/>
    </style:style>
    <style:style style:name="P23" style:family="paragraph" style:parent-style-name="Text_20_body">
      <style:text-properties style:font-name="LMRoman12-Regular-Identity-H" fo:font-size="12pt" officeooo:rsid="001c5f37" officeooo:paragraph-rsid="0030e9b8" style:font-size-asian="12pt"/>
    </style:style>
    <style:style style:name="P24" style:family="paragraph" style:parent-style-name="Text_20_body">
      <style:text-properties officeooo:paragraph-rsid="0030037c"/>
    </style:style>
    <style:style style:name="P25" style:family="paragraph" style:parent-style-name="Text_20_body">
      <style:text-properties officeooo:rsid="0032d5ce" officeooo:paragraph-rsid="0032d5ce"/>
    </style:style>
    <style:style style:name="P26" style:family="paragraph" style:parent-style-name="Text_20_body">
      <style:text-properties officeooo:paragraph-rsid="0033210f"/>
    </style:style>
    <style:style style:name="P27" style:family="paragraph" style:parent-style-name="Text_20_body">
      <style:text-properties officeooo:rsid="0034828f" officeooo:paragraph-rsid="0034828f"/>
    </style:style>
    <style:style style:name="P28" style:family="paragraph" style:parent-style-name="Text_20_body">
      <style:paragraph-properties fo:margin-top="0.101cm" fo:margin-bottom="0.25cm" style:contextual-spacing="false"/>
      <style:text-properties officeooo:rsid="002038cc" officeooo:paragraph-rsid="002038cc"/>
    </style:style>
    <style:style style:name="P29" style:family="paragraph" style:parent-style-name="Text_20_body">
      <style:paragraph-properties fo:margin-top="0.101cm" fo:margin-bottom="0.25cm" style:contextual-spacing="false"/>
      <style:text-properties officeooo:rsid="0028e897" officeooo:paragraph-rsid="0028e897"/>
    </style:style>
    <style:style style:name="P30" style:family="paragraph" style:parent-style-name="Standard">
      <style:text-properties style:font-name="AdvOTf9433e2d" fo:font-size="10pt" officeooo:rsid="00251cd4" officeooo:paragraph-rsid="0030037c" style:font-size-asian="10pt"/>
    </style:style>
    <style:style style:name="P31" style:family="paragraph" style:parent-style-name="Standard">
      <style:text-properties style:font-name="AdvOTf9433e2d" fo:font-size="10pt" officeooo:rsid="00251cd4" officeooo:paragraph-rsid="00251cd4" style:font-size-asian="10pt"/>
    </style:style>
    <style:style style:name="P32" style:family="paragraph" style:parent-style-name="Standard">
      <style:text-properties style:font-name="AdvOTf9433e2d" fo:font-size="10pt" officeooo:paragraph-rsid="00251cd4" style:font-size-asian="10pt"/>
    </style:style>
    <style:style style:name="P33" style:family="paragraph" style:parent-style-name="Standard">
      <style:paragraph-properties fo:text-align="start" style:justify-single-word="false"/>
      <style:text-properties style:font-name="AdvOTf9433e2d" fo:font-size="10pt" style:font-size-asian="10pt"/>
    </style:style>
    <style:style style:name="P34" style:family="paragraph" style:parent-style-name="Standard">
      <style:text-properties style:font-name="AdvOTf9433e2d" fo:font-size="10pt" officeooo:rsid="001aa1dc" officeooo:paragraph-rsid="001aa1dc" style:font-size-asian="10pt"/>
    </style:style>
    <style:style style:name="P35" style:family="paragraph" style:parent-style-name="Standard">
      <style:text-properties style:font-name="AdvOTf9433e2d" fo:font-size="10pt" officeooo:rsid="003592f2" officeooo:paragraph-rsid="0032d5ce" style:font-size-asian="10pt"/>
    </style:style>
    <style:style style:name="P36" style:family="paragraph" style:parent-style-name="Standard">
      <style:text-properties style:font-name="AdvOTf9433e2d" fo:font-size="10pt" officeooo:rsid="0032d5ce" officeooo:paragraph-rsid="0032d5ce" style:font-size-asian="10pt"/>
    </style:style>
    <style:style style:name="P37" style:family="paragraph" style:parent-style-name="Standard">
      <style:paragraph-properties fo:text-align="start" style:justify-single-word="false"/>
      <style:text-properties fo:color="#000000" loext:opacity="100%" style:font-name="AdvOTf9433e2d" fo:font-size="10pt" style:font-size-asian="10pt"/>
    </style:style>
    <style:style style:name="P38" style:family="paragraph" style:parent-style-name="Standard">
      <style:text-properties fo:color="#000000" loext:opacity="100%" style:font-name="AdvOTf9433e2d" fo:font-size="10pt" officeooo:rsid="0030037c" officeooo:paragraph-rsid="0030037c" style:font-size-asian="10pt"/>
    </style:style>
    <style:style style:name="P39" style:family="paragraph" style:parent-style-name="Text_20_body">
      <style:text-properties style:font-name="LMRoman12-Regular-Identity-H" fo:font-size="12pt" officeooo:rsid="00251cd4" officeooo:paragraph-rsid="00251cd4" style:font-size-asian="12pt"/>
    </style:style>
    <style:style style:name="P40" style:family="paragraph" style:parent-style-name="Text_20_body">
      <style:text-properties style:font-name="LMRoman12-Regular-Identity-H" fo:font-size="12pt" officeooo:rsid="001e05d1" officeooo:paragraph-rsid="001e05d1" style:font-size-asian="12pt"/>
    </style:style>
    <style:style style:name="T1" style:family="text">
      <style:text-properties officeooo:rsid="001aa1dc"/>
    </style:style>
    <style:style style:name="T2" style:family="text">
      <style:text-properties style:font-name="LMRoman12-Regular-Identity-H" fo:font-size="12pt" style:font-size-asian="12pt"/>
    </style:style>
    <style:style style:name="T3" style:family="text">
      <style:text-properties style:font-name="LMRoman12-Regular-Identity-H" fo:font-size="12pt" officeooo:rsid="001aa1dc" style:font-size-asian="12pt"/>
    </style:style>
    <style:style style:name="T4" style:family="text">
      <style:text-properties style:font-name="LMRoman12-Regular-Identity-H" fo:font-size="12pt" officeooo:rsid="001e05d1" style:font-size-asian="12pt"/>
    </style:style>
    <style:style style:name="T5" style:family="text">
      <style:text-properties style:font-name="LMRoman12-Regular-Identity-H" fo:font-size="12pt" officeooo:rsid="00251cd4" style:font-size-asian="12pt"/>
    </style:style>
    <style:style style:name="T6" style:family="text">
      <style:text-properties style:font-name="LMRoman12-Regular-Identity-H" fo:font-size="12pt" officeooo:rsid="002f5e6c" style:font-size-asian="12pt"/>
    </style:style>
    <style:style style:name="T7" style:family="text">
      <style:text-properties style:font-name="LMRoman12-Regular-Identity-H" fo:font-size="12pt" officeooo:rsid="0030037c" style:font-size-asian="12pt"/>
    </style:style>
    <style:style style:name="T8" style:family="text">
      <style:text-properties style:font-name="LMRoman12-Regular-Identity-H" fo:font-size="12pt" officeooo:rsid="003592f2" style:font-size-asian="12pt"/>
    </style:style>
    <style:style style:name="T9" style:family="text">
      <style:text-properties style:font-name="CMMI12" fo:font-size="12pt" fo:font-style="italic" style:font-size-asian="12pt" style:font-style-asian="italic"/>
    </style:style>
    <style:style style:name="T10" style:family="text">
      <style:text-properties officeooo:rsid="001e05d1"/>
    </style:style>
    <style:style style:name="T11" style:family="text">
      <style:text-properties officeooo:rsid="00203d2c"/>
    </style:style>
    <style:style style:name="T12" style:family="text">
      <style:text-properties officeooo:rsid="00223a13"/>
    </style:style>
    <style:style style:name="T13" style:family="text">
      <style:text-properties officeooo:rsid="002243ce"/>
    </style:style>
    <style:style style:name="T14" style:family="text">
      <style:text-properties officeooo:rsid="00251cd4"/>
    </style:style>
    <style:style style:name="T15" style:family="text">
      <style:text-properties style:font-name="AdvOTf9433e2d" fo:font-size="10pt" style:font-size-asian="10pt"/>
    </style:style>
    <style:style style:name="T16" style:family="text">
      <style:text-properties style:font-name="AdvOTf9433e2d" fo:font-size="10pt" officeooo:rsid="0030037c" style:font-size-asian="10pt"/>
    </style:style>
    <style:style style:name="T17" style:family="text">
      <style:text-properties style:font-name="AdvOTf9433e2d" fo:font-size="10pt" officeooo:rsid="0033210f" style:font-size-asian="10pt"/>
    </style:style>
    <style:style style:name="T18" style:family="text">
      <style:text-properties officeooo:rsid="0030037c"/>
    </style:style>
    <style:style style:name="T19" style:family="text">
      <style:text-properties style:font-name="AdvP4C4E59" fo:font-size="10pt" style:font-size-asian="10pt"/>
    </style:style>
    <style:style style:name="T20" style:family="text">
      <style:text-properties style:font-name="AdvP4C4E74" fo:font-size="10pt" style:font-size-asian="10pt"/>
    </style:style>
    <style:style style:name="T21" style:family="text">
      <style:text-properties style:font-name="AdvEURO" fo:font-size="10pt" style:font-size-asian="10pt"/>
    </style:style>
    <style:style style:name="T22" style:family="text">
      <style:text-properties fo:color="#000000" loext:opacity="100%" style:font-name="AdvOTf9433e2d" fo:font-size="10pt" style:font-size-asian="10pt"/>
    </style:style>
    <style:style style:name="T23" style:family="text">
      <style:text-properties fo:color="#000000" loext:opacity="100%" style:font-name="AdvOTf9433e2d" fo:font-size="6.5pt" style:font-size-asian="6.5pt"/>
    </style:style>
    <style:style style:name="T24" style:family="text">
      <style:text-properties fo:color="#0000ff" loext:opacity="100%" style:font-name="AdvOTf9433e2d" fo:font-size="10pt" style:font-size-asian="10pt"/>
    </style:style>
    <style:style style:name="T25" style:family="text">
      <style:text-properties style:font-name="AdvPSMP10" fo:font-size="10pt" style:font-size-asian="10pt"/>
    </style:style>
    <style:style style:name="T26" style:family="text">
      <style:text-properties officeooo:rsid="0033210f"/>
    </style:style>
    <style:style style:name="T27" style:family="text">
      <style:text-properties officeooo:rsid="003876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xperimental Setup <text:span text:style-name="T27">Notizen von anderen Papern</text:span></text:h>
      <text:p text:style-name="Text_20_body"/>
      <text:p text:style-name="P8">Metrics: </text:p>
      <text:p text:style-name="P9"><text:span text:style-name="T1">Nahoomi:</text:span><text:span text:style-name="T2">We use micro F1, macro F1, precision, recall, and hamming </text:span><text:span text:style-name="T3">loss to evaluate the performance of the models.</text:span></text:p>
      <text:p text:style-name="P21">Schierholz: <text:span text:style-name="T3">we look at two key metrics that are easy for practitioners to interpret. The production rate is the proportion of responses for which the automatic prediction procedure will be used. Since more automation reduces the amount of work for human coders, higher production rates can save coding costs. The agreement rate is the proportion of answers in which the top-ranked category from the algorithm and the “true” category from the evaluation data set are identical. Since “truth” is difficult to establish in occupation coding, a term like “accuracy” would be a misnomer. Instead, our term highlights whether automatic procedures are in agreement with current coding procedures. Ideally, we would like an agreement rate of 100 percent, implying that the automated coding procedure will always output the same categories as determined previously.</text:span></text:p>
      <text:p text:style-name="P22"/>
      <text:p text:style-name="P16"/>
      <text:p text:style-name="P16">Dataset:</text:p>
      <text:p text:style-name="P17"><text:span text:style-name="T14">Nahoomi: </text:span><text:span text:style-name="T2">To train the supervised classifiers, we collected 65,962 SOC labeled occupation titles from publicly available sources. Some of the job titles belong to more than one </text:span><text:span text:style-name="T5">class.</text:span></text:p>
      <text:p text:style-name="P4"><text:span text:style-name="T6">Schierholz: </text:span><text:span text:style-name="T7">5 Datasets between 1064 and 55944 entries</text:span></text:p>
      <text:p text:style-name="P30">We compare the predictions based on</text:p>
      <text:p text:style-name="P32">different training data sets using the same test data set.</text:p>
      <text:p text:style-name="P31">Our data stem from six different surveys. After pooling the data from two</text:p>
      <text:p text:style-name="P32">highly similar health-related studies, we have five data sets at our disposal.</text:p>
      <text:p text:style-name="P31">Verbal answers in all data sets were coded according to the 2010 GCO</text:p>
      <text:p text:style-name="P31">All data sets except E are split at random, resulting in 1,064 test observations</text:p>
      <text:p text:style-name="P33">for each (selected to be identical in size to data set E), and all the remaining</text:p>
      <text:p text:style-name="P32">observations are used as training observations.</text:p>
      <text:p text:style-name="P31">Data sets A, B, C, and D are pooled to form a combined data set (A, B, C, D),</text:p>
      <text:p text:style-name="P33">which is then split at random to obtain 144,444 training observations and</text:p>
      <text:p text:style-name="P32">1,064 test observations</text:p>
      <text:p text:style-name="P39"/>
      <text:p text:style-name="P6"/>
      <text:p text:style-name="P6">Preprocessing:</text:p>
      <text:p text:style-name="P7">according to Nahoomi: lowercasing, removing numbers and punctuation, stop word removal did not improve but also made not worse, therefore they used stopword removal, stemming made F1 score worse therefore not used</text:p>
      <text:p text:style-name="P24"><text:span text:style-name="T18">Schierholz: </text:span><text:span text:style-name="T15">Letters are lowercased and punctuation marks removed. Within most algorithms, we also replace special characters (e.g., “</text:span><text:span text:style-name="T19">€</text:span><text:span text:style-name="T15">A” </text:span><text:span text:style-name="T20">! </text:span><text:span text:style-name="T15">“AE,” “</text:span><text:span text:style-name="T21">e</text:span><text:span text:style-name="T15">” </text:span><text:span text:style-name="T20">! </text:span><text:span text:style-name="T15">“EURO”) and trim space characters at the start and end of each string. We also considered stemming and removing stop words, but because we do not want to lose relevant information during data preparation, we regard these options as </text:span><text:span text:style-name="T16">tuning parameters, to be tested in the model-tuning phase.</text:span></text:p>
      <text:p text:style-name="P7"/>
      <text:p text:style-name="P18"><text:soft-page-break/>Data Augmentation:</text:p>
      <text:p text:style-name="P18">bisher: großschreibung und kleinschreibung, gibt es da noch mehr</text:p>
      <text:p text:style-name="P20">männliche Form und weibliche Form und die diversen Formen</text:p>
      <text:p text:style-name="P18"><text:a xlink:type="simple" xlink:href="https://pypi.org/project/nlpaug/" text:style-name="Internet_20_link" text:visited-style-name="Visited_20_Internet_20_Link">https://pypi.org/project/nlpaug/</text:a> </text:p>
      <text:p text:style-name="P19">kann ich dinge ausprobieren, insebesondere die keyboard aug klingt sinnvoll</text:p>
      <text:p text:style-name="P7"/>
      <text:p text:style-name="P14">Architecture:</text:p>
      <text:p text:style-name="P28">Nahoomi: <text:span text:style-name="T11">CNN-Word2vec architecture, with embedding layer, conv layer, pooling layer and fully connected layer, training continued<text:line-break/>This system seems flawed, since random initialization did not perform better than word2vec vectors, word2vec is also not as good as fasttext<text:line-break/></text:span><text:span text:style-name="T14">Uses a multi-label classification scheme, not really helpful for my purpose</text:span></text:p>
      <text:p text:style-name="P29">ist es sinnvoll, einzelne Teile zu haben? Oder sollte ich auch ein kombiniertes System haben?</text:p>
      <text:p text:style-name="P7"/>
      <text:p text:style-name="P10">Hyperparameter optimization:</text:p>
      <text:p text:style-name="P11">Nahoomi: </text:p>
      <text:p text:style-name="P2">The hyper-parameter values leading to the highest micro/macro F1 for CNNRandom</text:p>
      <text:p text:style-name="P2">were Learning Rate = 0.001, Filter Size = [1,2,3] , Dropout Rate = 0.3, and</text:p>
      <text:p text:style-name="P1"><text:span text:style-name="T9"><text:s/></text:span><text:span text:style-name="T2">= 0.03 (Table 5.3). The hyper-parameter values leading to the highest micro/macro</text:span></text:p>
      <text:p text:style-name="P1"><text:span text:style-name="T2">F1 for CNN-Word2vec were Learning Rate = 0.001 , Dropout Rate = 0.5 , </text:span><text:span text:style-name="T9"><text:s/></text:span><text:span text:style-name="T2">= 0.03,</text:span></text:p>
      <text:p text:style-name="P3">and Filter Size = [1,2,3] (Table 5.4).</text:p>
      <text:p text:style-name="P3"/>
      <text:p text:style-name="P23">allerdings von CNN, mein Netzwerk ist anders</text:p>
      <text:p text:style-name="P3"/>
      <text:p text:style-name="P4"><text:span text:style-name="T7">Schierholz: </text:span><text:span text:style-name="T22">tuning parameters have to be selected</text:span></text:p>
      <text:p text:style-name="P37">that optimize the performance of the algorithms. Algorithms 3–5 have</text:p>
      <text:p text:style-name="P37">one or two method-specific tuning parameters each and a few additional</text:p>
      <text:p text:style-name="P37">parameters that control the transformation of text into a document-term matrix</text:p>
      <text:p text:style-name="P1"><text:span text:style-name="T22">(see details in the </text:span><text:span text:style-name="T24">Supplementary Material</text:span><text:span text:style-name="T22">). Our general strategy here is to run</text:span></text:p>
      <text:p text:style-name="P37">a grid search over all reasonable parameter values, ignoring the less-promising</text:p>
      <text:p text:style-name="P37">ones, and to select the parameter configuration that performs best. Tree boosting</text:p>
      <text:p text:style-name="P37">(algorithms 6 and 7), however, has ten method-specific parameters that we</text:p>
      <text:p text:style-name="P1"><text:span text:style-name="T22">wish to vary, implying that a full grid search over, say, 5</text:span><text:span text:style-name="T23">10 </text:span><text:span text:style-name="T22">configurations</text:span></text:p>
      <text:p text:style-name="P37">(with five values per parameter) would take too long (20 minutes for a single</text:p>
      <text:p text:style-name="P37">run was not unusual). The final parameter configuration for tree boosting is</text:p>
      <text:p text:style-name="P38">therefore determined by means of analytic reasoning and empirical testing.</text:p>
      <text:p text:style-name="P5"><text:span text:style-name="T15">The penalty parameter </text:span><text:span text:style-name="T25">k </text:span><text:span text:style-name="T15">needed for</text:span></text:p>
      <text:p text:style-name="P33">logistic regression is dependent on the respective data set. Likewise, the number</text:p>
      <text:p text:style-name="P1"><text:span text:style-name="T15">of iterations for boosting (and in algorithm 7 also </text:span><text:span text:style-name="T25">c</text:span><text:span text:style-name="T15">) is dependent on the respective</text:span></text:p>
      <text:p text:style-name="P34">data set.</text:p>
      <text:p text:style-name="P11"/>
      <text:p text:style-name="P11"/>
      <text:p text:style-name="P15">Evaluation:</text:p>
      <text:p text:style-name="P15"><text:soft-page-break/>Ich muss unbedingt k-fold <text:span text:style-name="T12">cross-</text:span>validation implementieren!! <text:span text:style-name="T13">kann ich das mit scikit learn tun?!</text:span></text:p>
      <text:p text:style-name="P27">Ich sollte Plot machen mit Production rate auf x achse und agreement rate auf y achse wie schierholz</text:p>
      <text:p text:style-name="P26"><text:span text:style-name="T26">Schierholz: </text:span><text:span text:style-name="T15">All the other algorithms are more flexible than exact matching as they output a confidence score (or a predicted probability) associated with the predicted </text:span><text:span text:style-name="T17">category.</text:span></text:p>
      <text:p text:style-name="P11"/>
      <text:p text:style-name="P12">Results of others:</text:p>
      <text:p text:style-name="P13"><text:span text:style-name="T10">Nahoomi: </text:span><text:span text:style-name="T2">Regardless of the model, micro F1 did not exceed 0.77 in the first level, 0.67 in the second level, 0.59 in the third level, and </text:span><text:span text:style-name="T4">0.56 in the fourth level of the SOC hierarchy</text:span></text:p>
      <text:p text:style-name="P40">First level sind 23 klassen in ihrem Datensatz</text:p>
      <text:p text:style-name="P25"><text:span text:style-name="T2">Schierholz: </text:span><text:span text:style-name="T8">bei 100% production rate, bestes ergebnis bei 77,26% agreement rate wenn test daten aus dem gleichen Datensatz stammen</text:span></text:p>
      <text:p text:style-name="P35">The more training observations are available, the better the results, although</text:p>
      <text:p text:style-name="P36">we had hoped for more substantial improvemen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AdvEURO" svg:font-family="AdvEURO" style:font-family-generic="roman" style:font-pitch="variable"/>
    <style:font-face style:name="AdvOTf9433e2d" svg:font-family="AdvOTf9433e2d" style:font-family-generic="roman" style:font-pitch="variable"/>
    <style:font-face style:name="AdvP4C4E59" svg:font-family="AdvP4C4E59" style:font-family-generic="roman" style:font-pitch="variable"/>
    <style:font-face style:name="AdvP4C4E74" svg:font-family="AdvP4C4E74" style:font-family-generic="roman" style:font-pitch="variable"/>
    <style:font-face style:name="AdvPSMP10" svg:font-family="AdvPSMP10" style:font-family-generic="roman" style:font-pitch="variable"/>
    <style:font-face style:name="CMMI12" svg:font-family="CMMI12" style:font-family-generic="roman" style:font-pitch="variable"/>
    <style:font-face style:name="LMRoman12-Regular-Identity-H" svg:font-family="LMRoman12-Regular-Identity-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8T13:21:33.904000000</meta:creation-date>
    <dc:date>2022-01-13T11:07:20.270000000</dc:date>
    <meta:editing-duration>P10DT19H36M59S</meta:editing-duration>
    <meta:editing-cycles>27</meta:editing-cycles>
    <meta:generator>LibreOffice/7.0.3.1$Windows_X86_64 LibreOffice_project/d7547858d014d4cf69878db179d326fc3483e082</meta:generator>
    <meta:document-statistic meta:table-count="0" meta:image-count="0" meta:object-count="0" meta:page-count="3" meta:paragraph-count="63" meta:word-count="900" meta:character-count="5731" meta:non-whitespace-character-count="4890"/>
  </office:meta>
</office:document-meta>
</file>